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7A534A8FA017A498.png" manifest:media-type="image/png"/>
  <manifest:file-entry manifest:full-path="Pictures/100000000000025800000138C212C2AE56433CCA.jpg" manifest:media-type="image/jpeg"/>
  <manifest:file-entry manifest:full-path="Pictures/1000000000000753000001133CF628F14B7B0187.jpg" manifest:media-type="image/jpeg"/>
  <manifest:file-entry manifest:full-path="Pictures/20000002000002CB000000AC80F2AB0F7A341D5E.eps" manifest:media-type="image/x-eps"/>
  <manifest:file-entry manifest:full-path="Pictures/10000200000003B9000000E5FA01B76145751F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3465a4" draw:marker-start-width="0.279cm" draw:marker-end-width="0.279cm" draw:fill-color="#b4c7dc" draw:textarea-horizontal-align="justify" draw:textarea-vertical-align="middle" draw:auto-grow-height="false" fo:min-height="1.898cm" fo:min-width="27.448cm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823cm" svg:height="1.882cm" svg:x="7.177cm" svg:y="13.6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FA01B76145751FD4.png" xlink:type="simple" xlink:show="embed" xlink:actuate="onLoad" loext:mime-type="image/png"/>
        </draw:frame>
        <draw:frame draw:style-name="gr1" draw:text-style-name="P1" draw:layer="layout" svg:width="9.999cm" svg:height="1.465cm" svg:x="16.8cm" svg:y="13.935cm">
          <draw:image xlink:href="Pictures/1000000000000753000001133CF628F14B7B0187.jpg" xlink:type="simple" xlink:show="embed" xlink:actuate="onLoad" loext:mime-type="image/jpeg">
            <text:p/>
          </draw:image>
        </draw:frame>
        <draw:frame draw:style-name="gr1" draw:text-style-name="P1" draw:layer="layout" svg:width="5.985cm" svg:height="3.112cm" svg:x="0.2cm" svg:y="13.288cm">
          <draw:image xlink:href="Pictures/100000000000025800000138C212C2AE56433CCA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2.629cm" svg:x="0cm" svg:y="6.171cm" presentation:class="title" presentation:user-transformed="true">
          <draw:text-box>
            <text:p text:style-name="P3"><text:span text:style-name="T1">Manual Software Parallelisation Assistant</text:span><text:span text:style-name="T2"><text:line-break/></text:span><text:span text:style-name="T3">(machine learning based loop parallelisability predicto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8cm" svg:height="2.2cm" svg:x="0cm" svg:y="0cm" presentation:class="title" presentation:user-transformed="true">
          <draw:text-box>
            <text:p text:style-name="P3">Motivation</text:p>
          </draw:text-box>
        </draw:frame>
        <draw:frame draw:style-name="gr1" draw:text-style-name="P1" draw:layer="layout" svg:width="4.8cm" svg:height="4.8cm" svg:x="3.8cm" svg:y="6cm">
          <draw:image xlink:href="Pictures/100002010000012C0000012C7A534A8FA017A49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8cm" svg:height="2.2cm" svg:x="0cm" svg:y="0cm" presentation:class="title" presentation:user-transformed="true">
          <draw:text-box>
            <text:p text:style-name="P3">Motivation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8cm" svg:height="2.2cm" svg:x="0cm" svg:y="0cm" presentation:class="title" presentation:user-transformed="true">
          <draw:text-box>
            <text:p text:style-name="P3">Motivation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5:13:50.599850325</meta:creation-date>
    <dc:date>2019-04-22T17:13:31.736853317</dc:date>
    <meta:editing-duration>PT9M10S</meta:editing-duration>
    <meta:editing-cycles>1</meta:editing-cycles>
    <meta:document-statistic meta:object-count="45"/>
    <meta:generator>LibreOffice/6.1.4.2$Linux_X86_64 LibreOffice_project/10$Build-2</meta:generator>
  </office:meta>
</office:document-meta>
</file>